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NavigationHandlerTests.handleNavigationWithoutDeco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NavigationHandlerTests.handleNavigationWithDeco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gatingNavigationHandlerTests.getBeanFactory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coratingNavigationHandler.handleNavigation( FacesContext facesContext , @ Nullable String fromAction , @ Nullable String outcome , @ Nullable NavigationHandler originalNavigation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NavigationHandler.handleNavigation( FacesContext facesContext , String fromAction , String out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